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cm" fo:margin-left="-0.199cm" table:align="left" style:writing-mode="lr-tb"/>
    </style:style>
    <style:style style:name="Table1.A" style:family="table-column">
      <style:table-column-properties style:column-width="10.943cm"/>
    </style:style>
    <style:style style:name="Table1.B" style:family="table-column">
      <style:table-column-properties style:column-width="5.95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6" style:family="paragraph" style:parent-style-name="Standard">
      <style:paragraph-properties style:snap-to-layout-grid="false"/>
      <style:text-properties style:font-name="Courier New" fo:font-size="10pt" fo:language="en" fo:country="US" style:font-size-asian="10pt" style:font-name-complex="Courier New" style:font-size-complex="10pt"/>
    </style:style>
    <style:style style:name="P7" style:family="paragraph" style:parent-style-name="Standard">
      <style:paragraph-properties style:snap-to-layout-grid="false"/>
      <style:text-properties style:font-name="Courier New1" fo:font-size="10pt" fo:language="en" fo:country="US" style:font-size-asian="10pt" style:font-size-complex="10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9" style:family="paragraph" style:parent-style-name="No_20_Spacing">
      <style:paragraph-properties style:snap-to-layout-grid="false"/>
      <style:text-properties fo:language="en" fo:country="US"/>
    </style:style>
    <style:style style:name="P10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paragraph-properties style:snap-to-layout-grid="false"/>
      <style:text-properties style:font-name="Courier New" fo:font-size="10pt" fo:language="en" fo:country="US" style:font-size-asian="10pt" style:font-name-complex="Courier New" style:font-size-complex="10pt"/>
    </style:style>
    <style:style style:name="P12" style:family="paragraph" style:parent-style-name="Standard" style:list-style-name="WW8Num1">
      <style:paragraph-properties fo:margin-left="1.27cm" fo:margin-right="0cm" fo:text-indent="-0.635cm" style:auto-text-indent="false"/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Title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10pt" fo:language="en" fo:country="US" style:font-size-asian="10pt" style:font-name-complex="Courier New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MaxCalc </text:span><text:span text:style-name="T1">Parser specification</text:span></text:p>
      <text:h text:style-name="P13" text:outline-level="2">Introduction</text:h>
      <text:p text:style-name="P1">MaxCalc parser can work in two different modes:</text:p>
      <text:list xml:id="list31512238" text:style-name="WW8Num1">
        <text:list-item>
          <text:p text:style-name="P12">Interactive mode – calculation of a single expression.</text:p>
        </text:list-item>
      </text:list>
      <text:p text:style-name="P8">It is a subset of scripting mode with support to calculate only some single-line expressions.</text:p>
      <text:list xml:id="list31525611" text:continue-numbering="true" text:style-name="WW8Num1">
        <text:list-item>
          <text:p text:style-name="P12">Scripting mode – execution of a script.</text:p>
        </text:list-item>
      </text:list>
      <text:p text:style-name="P8">This mode supports all the expressions that can be calculated in interactive mode plus scripting capabilities like user-defined functions and flow control operators.</text:p>
      <text:p text:style-name="P3"><text:span text:style-name="T1">The parser uses</text:span><text:span text:style-name="T1"> recursive descent algorithm because it is very simple and powerful enough for our purposes.</text:span></text:p>
      <text:h text:style-name="Heading_20_2" text:outline-level="2"><text:span text:style-name="T1">Formal grammar</text:span><text:span text:style-name="T1"> of expression (in interactive mode)</text:span></text:h>
      <text:p text:style-name="Standard"><text:span text:style-name="T1">The grammar has </text:span><text:span text:style-name="T1">eight main rules which are implemented as corresponding functions in the parser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Rule</text:p>
          </table:table-cell>
          <table:table-cell table:style-name="Table1.B1" office:value-type="string">
            <text:p text:style-name="P2">Description</text:p>
          </table:table-cell>
        </table:table-row>
        <table:table-row table:style-name="Table1.1">
          <table:table-cell table:style-name="Table1.A1" office:value-type="string">
            <text:p text:style-name="P6">script = var_name assignment script | expression</text:p>
          </table:table-cell>
          <table:table-cell table:style-name="Table1.B1" office:value-type="string">
            <text:p text:style-name="P9">Variable assignment</text:p>
          </table:table-cell>
        </table:table-row>
        <table:table-row table:style-name="Table1.1">
          <table:table-cell table:style-name="Table1.A1" office:value-type="string">
            <text:p text:style-name="P4"><text:span text:style-name="T2">expression = </text:span><text:span text:style-name="T2">op1 | op1 '+' op1 | op1 '–' op1</text:span></text:p>
          </table:table-cell>
          <table:table-cell table:style-name="Table1.B1" office:value-type="string">
            <text:p text:style-name="P9">Add / subtract</text:p>
          </table:table-cell>
        </table:table-row>
        <table:table-row table:style-name="Table1.1">
          <table:table-cell table:style-name="Table1.A1" office:value-type="string">
            <text:p text:style-name="P4"><text:span text:style-name="T2">op1 = </text:span><text:span text:style-name="T2">op2 | op2 '*' op2 | op2 '/' op2</text:span></text:p>
          </table:table-cell>
          <table:table-cell table:style-name="Table1.B1" office:value-type="string">
            <text:p text:style-name="P9">Multiply / divide</text:p>
          </table:table-cell>
        </table:table-row>
        <table:table-row table:style-name="Table1.1">
          <table:table-cell table:style-name="Table1.A1" office:value-type="string">
            <text:p text:style-name="P6">op2 = op3 | op3 '^' op3</text:p>
          </table:table-cell>
          <table:table-cell table:style-name="Table1.B1" office:value-type="string">
            <text:p text:style-name="P9">Power</text:p>
          </table:table-cell>
        </table:table-row>
        <table:table-row table:style-name="Table1.1">
          <table:table-cell table:style-name="Table1.A1" office:value-type="string">
            <text:p text:style-name="P6">op3 = op4 | op4 '['unit_conversion']'</text:p>
          </table:table-cell>
          <table:table-cell table:style-name="Table1.B1" office:value-type="string">
            <text:p text:style-name="P9">Unit conversions</text:p>
          </table:table-cell>
        </table:table-row>
        <table:table-row table:style-name="Table1.1">
          <table:table-cell table:style-name="Table1.A7" office:value-type="string">
            <text:p text:style-name="P7">op4 = op5 | '+' op5 | '-' op5</text:p>
          </table:table-cell>
          <table:table-cell table:style-name="Table1.B7" office:value-type="string">
            <text:p text:style-name="P9">Unary plus / minus</text:p>
          </table:table-cell>
        </table:table-row>
        <table:table-row table:style-name="Table1.1">
          <table:table-cell table:style-name="Table1.A1" office:value-type="string">
            <text:p text:style-name="P6">op5 = function | '('expression')'</text:p>
          </table:table-cell>
          <table:table-cell table:style-name="Table1.B1" office:value-type="string">
            <text:p text:style-name="P9">Brackets</text:p>
          </table:table-cell>
        </table:table-row>
        <table:table-row table:style-name="Table1.1">
          <table:table-cell table:style-name="Table1.A1" office:value-type="string">
            <text:p text:style-name="P4"><text:span text:style-name="T2">function = const_var_number | identifier'('expression [',' expression...]')'</text:span></text:p>
          </table:table-cell>
          <table:table-cell table:style-name="Table1.B1" office:value-type="string">
            <text:p text:style-name="P9">Functions</text:p>
          </table:table-cell>
        </table:table-row>
        <table:table-row table:style-name="Table1.1">
          <table:table-cell table:style-name="Table1.A1" office:value-type="string">
            <text:p text:style-name="P6">const_var_number = identifier | number</text:p>
          </table:table-cell>
          <table:table-cell table:style-name="Table1.B1" office:value-type="string">
            <text:p text:style-name="P9">Consts, vars and numbers</text:p>
          </table:table-cell>
        </table:table-row>
      </table:table>
      <text:p text:style-name="P1"/>
      <text:p text:style-name="P1">Descriptions:</text:p>
      <text:p text:style-name="Standard"><text:span text:style-name="T2">assignment = '=' | '+=' | '-=' | '*='</text:span><text:span text:style-name="T2"> | '/=' | '^='</text:span></text:p>
      <text:p text:style-name="Standard"><text:span text:style-name="T2">unit_conversion = unit1 </text:span><text:span text:style-name="T2">'-&gt;' unit2</text:span></text:p>
      <text:p text:style-name="Standard"><text:span text:style-name="T2">const_name = 'e' | 'pi'</text:span><text:span text:style-name="T2"> | 'res'</text:span></text:p>
      <text:p text:style-name="P5">unit1, unit2 - supported units</text:p>
      <text:p text:style-name="P5">number – a number in a supported format</text:p>
      <text:p text:style-name="P5">identifier – may contain letters, digits and underscores and must start from letter or undersc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Maximov</meta:initial-creator>
    <meta:creation-date>2008-10-19T17:26:00</meta:creation-date>
    <dc:creator>Michael Maximov</dc:creator>
    <dc:date>2008-11-30T11:43:22.46</dc:date>
    <meta:editing-cycles>59</meta:editing-cycles>
    <meta:editing-duration>PT01H47M37S</meta:editing-duration>
    <meta:generator>OpenOffice.org/3.0$Win32 OpenOffice.org_project/300m9$Build-9358</meta:generator>
    <meta:document-statistic meta:table-count="1" meta:image-count="0" meta:object-count="0" meta:page-count="1" meta:paragraph-count="37" meta:word-count="251" meta:character-count="1499"/>
  </office:meta>
</office:document-meta>
</file>